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orizontal_20_Line">
      <style:text-properties officeooo:paragraph-rsid="000491fb"/>
    </style:style>
    <style:style style:name="P2" style:family="paragraph" style:parent-style-name="Standard">
      <style:text-properties officeooo:rsid="001bb63b" officeooo:paragraph-rsid="000491fb"/>
    </style:style>
    <style:style style:name="P3" style:family="paragraph" style:parent-style-name="Text_20_body">
      <style:text-properties officeooo:rsid="00210ab0" officeooo:paragraph-rsid="000491fb"/>
    </style:style>
    <style:style style:name="P4" style:family="paragraph" style:parent-style-name="Text_20_body">
      <style:text-properties officeooo:rsid="00225cdd" officeooo:paragraph-rsid="000491fb"/>
    </style:style>
    <style:style style:name="P5" style:family="paragraph" style:parent-style-name="Text_20_body">
      <style:text-properties officeooo:rsid="0024bdd7" officeooo:paragraph-rsid="000491fb"/>
    </style:style>
    <style:style style:name="P6" style:family="paragraph" style:parent-style-name="Text_20_body">
      <style:text-properties officeooo:rsid="001bb63b" officeooo:paragraph-rsid="000491fb"/>
    </style:style>
    <style:style style:name="P7" style:family="paragraph" style:parent-style-name="Text_20_body">
      <style:text-properties officeooo:rsid="0020dbb9" officeooo:paragraph-rsid="000491fb"/>
    </style:style>
    <style:style style:name="P8" style:family="paragraph" style:parent-style-name="Heading_20_2">
      <style:text-properties officeooo:paragraph-rsid="000491fb"/>
    </style:style>
    <style:style style:name="P9" style:family="paragraph" style:parent-style-name="Heading_20_3">
      <style:text-properties officeooo:rsid="001bb63b" officeooo:paragraph-rsid="000491fb"/>
    </style:style>
    <style:style style:name="T1" style:family="text">
      <style:text-properties officeooo:rsid="00252b3e"/>
    </style:style>
    <style:style style:name="T2" style:family="text">
      <style:text-properties officeooo:rsid="00256312"/>
    </style:style>
    <style:style style:name="T3" style:family="text">
      <style:text-properties officeooo:rsid="00225cdd"/>
    </style:style>
    <style:style style:name="T4" style:family="text">
      <style:text-properties officeooo:rsid="00238bbc"/>
    </style:style>
    <style:style style:name="T5" style:family="text">
      <style:text-properties officeooo:rsid="0020dbb9"/>
    </style:style>
    <style:style style:name="T6" style:family="text">
      <style:text-properties officeooo:rsid="0024bdd7"/>
    </style:style>
    <style:style style:name="T7" style:family="text">
      <style:text-properties officeooo:rsid="0020b393"/>
    </style:style>
    <style:style style:name="T8" style:family="text">
      <style:text-properties officeooo:rsid="00067b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ser Stor<text:span text:style-name="T8">ies</text:span></text:p>
      <text:p text:style-name="Subtitle">Utilisateur</text:p>
      <text:h text:style-name="P8" text:outline-level="2">Accéder au tableau de bord</text:h>
      <text:p text:style-name="P3">En tant qu’utilisateur j’aimerais pouvoir accéder au tableau de bord afin d’avoir une vue d’ensemble de l’activité.</text:p>
      <text:h text:style-name="P9" text:outline-level="3">Critères d’acceptations</text:h>
      <text:p text:style-name="P3">Quand je suis authentifié il y a un menu avec un lien vers la page du tableau de bord.</text:p>
      <text:p text:style-name="P3">Quand je clique sur ce lien je suis redirigé sur la page tableau de bord.</text:p>
      <text:p text:style-name="P3">Quand je suis sur la page du tableau de bord je vois ma liste de tache, la liste des prochains évènements, le nombre de message non lu et les derniers messages.</text:p>
      <text:p text:style-name="P1"/>
      <text:h text:style-name="P8" text:outline-level="2">Accéder à la page de discussion</text:h>
      <text:p text:style-name="P3">En tant qu’utilisateur, j’aimerais pouvoir accéder aux discussion afin de lire l’historique des messages et de pouvoir en envoyer.</text:p>
      <text:h text:style-name="P9" text:outline-level="3">Critères d’acceptations</text:h>
      <text:p text:style-name="P3">Quand je suis authentifié il y a un menu avec un lien vers la page de discussion.</text:p>
      <text:p text:style-name="P3">Quand je clique sur ce lien je suis redirigé sur la page de discussion.</text:p>
      <text:p text:style-name="P3">Quand je suis sur la page de discussion, <text:span text:style-name="T3">il y a un liste des discussions.</text:span></text:p>
      <text:p text:style-name="P3"><text:span text:style-name="T3">Je peux cliquer sur une discussion pour voir</text:span> l’historique des messages <text:span text:style-name="T3">et la poursuivre</text:span>. </text:p>
      <text:p text:style-name="P3">il <text:span text:style-name="T3">y un bouton pour créer une nouvelle discussion.</text:span></text:p>
      <text:p text:style-name="P1"/>
      <text:h text:style-name="P8" text:outline-level="2">Créer une nouvelle discussion</text:h>
      <text:p text:style-name="P4">En tant qu’utilisateur, j’aimerais pouvoir créer une nouvelle discussion afin d’envoyer un message à un contact.</text:p>
      <text:h text:style-name="P9" text:outline-level="3">Critères d’acceptations</text:h>
      <text:p text:style-name="P4">Quand je clique sur le bouton de nouvelle discussion, la liste de mes contacts s’ouvre, je sélectionne un contact pour <text:span text:style-name="T4">créer une nouvelle discussion</text:span>.</text:p>
      <text:p text:style-name="P1"/>
      <text:h text:style-name="P8" text:outline-level="2"><text:soft-page-break/><text:span text:style-name="T5">A</text:span>jouter un contact</text:h>
      <text:p text:style-name="P2">En tant qu’utilisateur, j’aimerais pouvoir ajouter un contact, afin de <text:span text:style-name="T6">pouvoir démarrer une discussion</text:span>.</text:p>
      <text:h text:style-name="P9" text:outline-level="3">Critères d’acceptations</text:h>
      <text:p text:style-name="P5">Quand je suis dans ma liste de contact <text:span text:style-name="T7">il y a un bouton pour ajouter un contact.</text:span></text:p>
      <text:p text:style-name="P6">Quand j’appuie sur le bouton <text:span text:style-name="T6">pour </text:span>ajouter un contact, <text:span text:style-name="T6">une i</text:span>nterface de <text:span text:style-name="T6">saisie</text:span> apparaît.</text:p>
      <text:p text:style-name="P1"/>
      <text:h text:style-name="P8" text:outline-level="2">Envoyer un message</text:h>
      <text:p text:style-name="P7">En tant qu’utilisateur, j’aimerais pouvoir envoyer un message, <text:span text:style-name="T6">affin de communiquer avec un contact.</text:span></text:p>
      <text:h text:style-name="P9" text:outline-level="3">Critères d’acceptations</text:h>
      <text:p text:style-name="P5">Quand je suis dans la fenêtre de discussion, j’ai un formulaire de saisie qui me permet d’écrire un message et un bouton pour l’envoyer.</text:p>
      <text:p text:style-name="P1"/>
      <text:h text:style-name="P8" text:outline-level="2">Accéder <text:span text:style-name="T1">au calendrier</text:span></text:h>
      <text:p text:style-name="P3">En tant qu’utilisateur, j’aimerais pouvoir accéder <text:span text:style-name="T1">au calendrier</text:span>.</text:p>
      <text:h text:style-name="P9" text:outline-level="3">Critères d’acceptations</text:h>
      <text:p text:style-name="P3">Quand je suis authentifié il y a un menu avec un lien vers l<text:span text:style-name="T1">e calendrier</text:span>.</text:p>
      <text:p text:style-name="P3">Quand je clique sur ce lien je suis redirigé sur l<text:span text:style-name="T1">e calendrier</text:span>.</text:p>
      <text:p text:style-name="P3">Quand je suis sur la page d<text:span text:style-name="T1">u</text:span> <text:span text:style-name="T1">calendrier</text:span>, <text:span text:style-name="T1">je vois mes rendez vous et les </text:span><text:span text:style-name="T2">é</text:span><text:span text:style-name="T1">v</text:span><text:span text:style-name="T2">è</text:span><text:span text:style-name="T1">nement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0T17:10:19.452000000</meta:creation-date>
    <dc:date>2022-02-20T17:19:12.159000000</dc:date>
    <meta:editing-duration>PT1M30S</meta:editing-duration>
    <meta:editing-cycles>2</meta:editing-cycles>
    <meta:generator>LibreOffice/7.1.8.1$Windows_X86_64 LibreOffice_project/e1f30c802c3269a1d052614453f260e49458c82c</meta:generator>
    <meta:document-statistic meta:table-count="0" meta:image-count="0" meta:object-count="0" meta:page-count="2" meta:paragraph-count="35" meta:word-count="383" meta:character-count="2283" meta:non-whitespace-character-count="1934"/>
  </office:meta>
</office:document-meta>
</file>